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14_11-41-4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14_11-38-46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3-14_11-25-24_000.jpg</text:p>
          </table:table-cell>
          <table:table-cell table:style-name="ce2" office:value-type="string">
            <text:p>:m music / 楽譜メモ / kb / stride-1.p-3 p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3-14_11-25-09_000.jpg</text:p>
          </table:table-cell>
          <table:table-cell office:value-type="string">
            <text:p>:m music / log / kb / done / N+ / 201703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14_10-27-51_000.jpg</text:p>
          </table:table-cell>
          <table:table-cell table:style-name="ce2" office:value-type="string">
            <text:p>-*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7-03-14_10-10-54_000.jpg</text:p>
          </table:table-cell>
          <table:table-cell table:style-name="ce2" office:value-type="string">
            <text:p>:m 1*1 RES / 245 121*8#1 / 『気象学入門』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3-14_09-20-4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14_09-20-4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14_09-20-4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14_09-20-3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3-14_09-20-3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3-14_08-57-24_000.jpg</text:p>
          </table:table-cell>
          <table:table-cell office:value-type="string">
            <text:p>:m :th / 方針 / science の中で、何を追求するか　⇒　材料工学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14_02-54-26_006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14_02-54-25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14_01-06-5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13_23-43-26_01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13_23-26-26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13_23-26-26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13_23-26-26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13_23-26-25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13_23-26-25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13_23-19-3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13_21-36-0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13_21-01-28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13_20-59-0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3-13_20-09-2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13_20-07-04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2017-03-13_19-34-22_000.jpg</text:p>
          </table:table-cell>
          <table:table-cell table:style-name="ce4" office:value-type="string">
            <text:p>:m other / 記録 / 貰い物　上田さん　「加賀麸　不室屋」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3-13_19-29-34_000.jpg</text:p>
          </table:table-cell>
          <table:table-cell table:style-name="ce2" office:value-type="string">
            <text:p>:m 1*1 RES / free# 3WSUBV 4#1 / ヘブライ語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13_19-12-18_000.jpg</text:p>
          </table:table-cell>
          <table:table-cell table:style-name="ce2" office:value-type="string">
            <text:p>-*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7-03-13_18-47-09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2017-03-13_18-47-06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2017-03-13_18-47-03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2017-03-13_15-57-51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2017-03-13_15-57-20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2017-03-13_15-57-01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2017-03-13_15-56-52_000.jpg</text:p>
          </table:table-cell>
          <table:table-cell table:style-name="ce4" office:value-type="string">
            <text:p>:PHOTO 記録 / @富士見台小学校横の公園　遊び場　遊具更新　工事中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3-13_15-39-41_000.jpg</text:p>
          </table:table-cell>
          <table:table-cell office:value-type="string">
            <text:p>:m music / log / kb / done / N+ / 2017031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13_15-04-5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13_14-53-57_000.jpg</text:p>
          </table:table-cell>
          <table:table-cell table:style-name="ce2" office:value-type="string">
            <text:p>-*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7-03-13_14-20-36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7-03-13_14-20-24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2017-03-13_14-20-19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2017-03-13_14-20-13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2017-03-13_14-20-07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7-03-13_14-19-46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2017-03-13_14-19-13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7-03-13_14-19-06_000.jpg</text:p>
          </table:table-cell>
          <table:table-cell table:style-name="ce4" office:value-type="string">
            <text:p>:PHOTO 面白いもの / @カボス　植え込み / 植物　花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3-13_13-46-12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13_12-11-1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3-13_11-41-26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3-13_11-41-26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3-13_11-41-26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3-13_11-41-2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13_11-41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3-13_00-58-26_002.jpg</text:p>
          </table:table-cell>
          <table:table-cell table:style-name="ce4" office:value-type="string">
            <text:p>:m :i 1*1 / biz T6NF5R 1#2 / 高度１万メートル　水滴</text:p>
          </table:table-cell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2017-03-13_00-58-26_001.jpg</text:p>
          </table:table-cell>
          <table:table-cell table:style-name="ce4" office:value-type="string">
            <text:p>:m :i 1*1 / biz T6NF5R 1#1 / 中国　タクシー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12_23-19-40_000.jpg</text:p>
          </table:table-cell>
          <table:table-cell table:style-name="ce2" office:value-type="string">
            <text:p>-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7-03-12_23-17-26_000.jpg</text:p>
          </table:table-cell>
          <table:table-cell table:style-name="ce2" office:value-type="string">
            <text:p>:m other / steps / アトピー　手順　手入れ　肌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3-12_23-13-40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3-12_23-02-16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3-12_23-02-16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3-12_23-02-1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3-12_23-02-15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3-12_23-02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17-03-12_21-25-37_000.jpg</text:p>
          </table:table-cell>
          <table:table-cell office:value-type="string">
            <text:p>:m 1*1 RES / 22-1 62*72#1 / obs / U*J.MN E*J.MN / N+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3-12_19-53-20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3-12_19-51-42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017-03-12_19-50-19_000.jpg</text:p>
          </table:table-cell>
          <table:table-cell table:style-name="ce4" office:value-type="string">
            <text:p>:m other / 手順　支度 steps / 夕食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3-12_19-24-52_000.jpg</text:p>
          </table:table-cell>
          <table:table-cell table:style-name="ce2" office:value-type="string">
            <text:p>-*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2017-03-12_17-47-24_000.jpg</text:p>
          </table:table-cell>
          <table:table-cell table:style-name="ce4" office:value-type="string">
            <text:p>:m music / steps / convert midi to mp3　手順　やること zamzar 変換 / その２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7-03-12_17-47-09_000.jpg</text:p>
          </table:table-cell>
          <table:table-cell office:value-type="string">
            <text:p>:m music / log / kb / done / N+ / 2017031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12_16-53-17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2017-03-12_16-50-15_000.jpg</text:p>
          </table:table-cell>
          <table:table-cell table:style-name="ce2" office:value-type="string">
            <text:p>:m music / 楽譜メモ / kb / boogie.p-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7-03-12_16-23-53_000.jpg</text:p>
          </table:table-cell>
          <table:table-cell office:value-type="string">
            <text:p>:m music / log / kb / done / N+ / 2017031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3-12_14-21-59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7-03-12_14-03-47_001.jpg</text:p>
          </table:table-cell>
          <table:table-cell office:value-type="string">
            <text:p>:m 1*1 RES / 22-1 62*69#3 / res econ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2017/03/14</text:date>, <text:time>13:40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3:40:19.19</dc:date>
    <dc:creator>岩淵 謙</dc:creator>
    <meta:generator>OpenOffice/4.1.3$Win32 OpenOffice.org_project/413m1$Build-9783</meta:generator>
    <meta:editing-duration>PT49M57S</meta:editing-duration>
    <meta:editing-cycles>20</meta:editing-cycles>
    <meta:document-statistic meta:table-count="1" meta:cell-count="234" meta:object-count="0"/>
  </office:meta>
</office:document-meta>
</file>